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8B100001DB160574578.svm" manifest:media-type=""/>
  <manifest:file-entry manifest:full-path="Pictures/200000090000681900001D52A5C7A57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5.653cm" style:rel-column-width="21845*"/>
    </style:style>
    <style:style style:name="Tableau1.1" style:family="table-row">
      <style:table-row-properties style:min-row-height="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B4"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5" style:family="table-cell">
      <style:table-cell-properties fo:background-color="#cccccc" fo:padding="0.097cm" fo:border-left="0.05pt solid #000000" fo:border-right="none" fo:border-top="none" fo:border-bottom="0.05pt solid #000000">
        <style:background-image/>
      </style:table-cell-properties>
    </style:style>
    <style:style style:name="Tableau1.C5"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7516b" officeooo:paragraph-rsid="00268621" style:font-name-asian="Calibri-Bold" style:font-size-asian="11pt" style:font-style-asian="normal" style:font-weight-asian="normal" style:font-name-complex="Calibri-Bold" style:font-size-complex="11pt" style:font-style-complex="normal" style:font-weight-complex="normal"/>
    </style:style>
    <style:style style:name="P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d5611" officeooo:paragraph-rsid="00268818" style:font-name-asian="Calibri-Bold" style:font-size-asian="11pt" style:font-style-asian="normal" style:font-weight-asian="normal" style:font-name-complex="Calibri-Bold" style:font-size-complex="11pt" style:font-style-complex="normal" style:font-weight-complex="normal"/>
    </style:style>
    <style:style style:name="P4"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cb7a7" officeooo:paragraph-rsid="00268818" style:font-name-asian="Calibri-Bold" style:font-size-asian="11pt" style:font-style-asian="normal" style:font-weight-asian="normal" style:font-name-complex="Calibri-Bold" style:font-size-complex="11pt" style:font-style-complex="normal" style:font-weight-complex="normal"/>
    </style:style>
    <style:style style:name="P5"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e4e04" officeooo:paragraph-rsid="00268818" style:font-name-asian="Calibri-Bold" style:font-size-asian="11pt" style:font-style-asian="normal" style:font-weight-asian="normal" style:font-name-complex="Calibri-Bold" style:font-size-complex="11pt" style:font-style-complex="normal" style:font-weight-complex="normal"/>
    </style:style>
    <style:style style:name="P6"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c543e" officeooo:paragraph-rsid="00268818"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c543e" officeooo:paragraph-rsid="0029da29"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style:contextual-spacing="false" fo:text-align="justify" style:justify-single-word="false" style:text-autospace="none">
        <style:tab-stops>
          <style:tab-stop style:position="2.461cm"/>
        </style:tab-stops>
      </style:paragraph-properties>
      <style:text-properties fo:color="#000000" style:font-name="Calibri" fo:font-size="11pt" fo:font-style="normal" style:text-underline-style="none" fo:font-weight="normal" officeooo:rsid="002c543e" officeooo:paragraph-rsid="0029da29"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a3b27" officeooo:paragraph-rsid="00268818"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a3b27" officeooo:paragraph-rsid="00283ef4"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d6d0e" officeooo:paragraph-rsid="00268818"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rsid="002d9398" officeooo:paragraph-rsid="00268818" style:font-name-asian="Calibri-Bold" style:font-size-asian="10.5pt" style:font-style-asian="normal" style:font-weight-asian="normal" style:font-name-complex="Calibri-Bold" style:font-size-complex="10.5pt" style:font-style-complex="normal" style:font-weight-complex="normal"/>
    </style:style>
    <style:style style:name="P1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rsid="001b4aa2" officeooo:paragraph-rsid="002a623f" style:font-name-asian="Calibri-Bold" style:font-size-asian="10.5pt" style:font-style-asian="normal" style:font-weight-asian="normal" style:font-name-complex="Calibri-Bold" style:font-size-complex="10.5pt" style:font-style-complex="normal" style:font-weight-complex="normal"/>
    </style:style>
    <style:style style:name="P14"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rsid="0033d800" officeooo:paragraph-rsid="002a623f" style:font-name-asian="Calibri-Bold" style:font-size-asian="10.5pt" style:font-style-asian="normal" style:font-weight-asian="normal" style:font-name-complex="Calibri-Bold" style:font-size-complex="10.5pt" style:font-style-complex="normal" style:font-weight-complex="normal"/>
    </style:style>
    <style:style style:name="P15"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officeooo:paragraph-rsid="0029da29"/>
    </style:style>
    <style:style style:name="P16" style:family="paragraph" style:parent-style-name="Table_20_Contents">
      <style:paragraph-properties fo:margin-top="0cm" fo:margin-bottom="0cm" style:contextual-spacing="false" fo:text-align="justify" style:justify-single-word="false" fo:background-color="transparent" style:text-autospace="none">
        <style:background-image/>
      </style:paragraph-properties>
      <style:text-properties style:font-name="Calibri" fo:font-size="11pt" officeooo:paragraph-rsid="002367eb" style:font-size-asian="11pt" style:font-size-complex="11pt"/>
    </style:style>
    <style:style style:name="P17" style:family="paragraph" style:parent-style-name="Table_20_Contents">
      <style:paragraph-properties fo:text-align="justify" style:justify-single-word="false"/>
      <style:text-properties style:font-name="Calibri" fo:font-size="11pt" style:font-size-asian="11pt" style:font-size-complex="11pt"/>
    </style:style>
    <style:style style:name="P18"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19" style:family="paragraph" style:parent-style-name="Table_20_Contents">
      <style:paragraph-properties fo:text-align="justify" style:justify-single-word="false"/>
      <style:text-properties style:font-name="Calibri"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21"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1pt" fo:font-style="normal" style:text-underline-style="none" fo:font-weight="normal" officeooo:paragraph-rsid="00268621" style:font-name-asian="TTE1C28908t00" style:font-size-asian="11pt" style:font-style-asian="normal" style:font-weight-asian="normal" style:font-name-complex="TTE1C28908t00" style:font-size-complex="11pt" style:font-style-complex="normal" style:font-weight-complex="normal"/>
    </style:style>
    <style:style style:name="P23"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style:font-size-asian="11pt" style:font-size-complex="11pt"/>
    </style:style>
    <style:style style:name="P25"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officeooo:paragraph-rsid="0020002a" style:font-size-asian="11pt" style:font-size-complex="11pt"/>
    </style:style>
    <style:style style:name="P26" style:family="paragraph" style:parent-style-name="Standard">
      <style:paragraph-properties fo:margin-left="0cm" fo:margin-right="0cm"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27"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style:text-underline-style="solid" style:text-underline-width="auto" style:text-underline-color="font-color" fo:font-weight="bold" style:font-size-asian="11pt" style:font-weight-asian="bold" style:font-size-complex="11pt" style:font-weight-complex="bold"/>
    </style:style>
    <style:style style:name="P28" style:family="paragraph" style:parent-style-name="Standard">
      <style:paragraph-properties fo:text-align="center" style:justify-single-word="false" fo:padding="0.049cm" fo:border="0.06pt solid #000000" style:shadow="none"/>
      <style:text-properties officeooo:paragraph-rsid="0020002a"/>
    </style:style>
    <style:style style:name="P29" style:family="paragraph" style:parent-style-name="Standard">
      <style:paragraph-properties fo:text-align="justify" style:justify-single-word="false"/>
      <style:text-properties fo:color="#000000" style:font-name="Calibri" fo:font-size="11pt" fo:font-weight="bold" style:font-size-asian="11pt" style:font-weight-asian="bold" style:font-size-complex="11pt" style:font-weight-complex="bold"/>
    </style:style>
    <style:style style:name="P30" style:family="paragraph" style:parent-style-name="Text_20_body">
      <style:text-properties fo:font-size="11pt" officeooo:paragraph-rsid="001f2022" style:font-size-asian="11pt" style:font-size-complex="11pt"/>
    </style:style>
    <style:style style:name="P31" style:family="paragraph" style:parent-style-name="Standard">
      <style:text-properties officeooo:rsid="00268621" officeooo:paragraph-rsid="00268621"/>
    </style:style>
    <style:style style:name="P32" style:family="paragraph" style:parent-style-name="Standard" style:list-style-name="L1">
      <style:paragraph-properties fo:margin-top="0cm" fo:margin-bottom="0cm" style:contextual-spacing="false" fo:text-align="justify" style:justify-single-word="false">
        <style:tab-stops>
          <style:tab-stop style:position="1.826cm"/>
        </style:tab-stops>
      </style:paragraph-properties>
      <style:text-properties fo:color="#000000" style:font-name="Calibri" fo:font-size="11pt" officeooo:rsid="0024cef0" officeooo:paragraph-rsid="0024cef0" style:font-size-asian="11pt" style:font-size-complex="11pt"/>
    </style:style>
    <style:style style:name="P33"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34"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24cef0" officeooo:paragraph-rsid="0024cef0" style:font-name-asian="TTE1C28908t00" style:font-size-asian="11pt" style:font-style-asian="normal" style:font-weight-asian="normal" style:font-name-complex="TTE1C28908t00" style:font-size-complex="11pt" style:font-style-complex="normal" style:font-weight-complex="normal"/>
    </style:style>
    <style:style style:name="P35"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268621" officeooo:paragraph-rsid="00268621" style:font-name-asian="TTE1C28908t00" style:font-size-asian="11pt" style:font-style-asian="normal" style:font-weight-asian="normal" style:font-name-complex="TTE1C28908t00" style:font-size-complex="11pt" style:font-style-complex="normal" style:font-weight-complex="normal"/>
    </style:style>
    <style:style style:name="P36" style:family="paragraph" style:parent-style-name="Standard" style:list-style-name="L8">
      <style:paragraph-properties fo:margin-top="0cm" fo:margin-bottom="0cm" style:contextual-spacing="false" fo:text-align="justify" style:justify-single-word="false" style:text-autospace="none"/>
      <style:text-properties fo:color="#000000" style:font-name="Calibri" fo:font-size="11pt" fo:font-style="normal" style:text-underline-style="none" fo:font-weight="normal" officeooo:rsid="00268621" officeooo:paragraph-rsid="00268621" style:font-name-asian="TTE1C28908t00" style:font-size-asian="11pt" style:font-style-asian="normal" style:font-weight-asian="normal" style:font-name-complex="TTE1C28908t00" style:font-size-complex="11pt" style:font-style-complex="normal" style:font-weight-complex="normal"/>
    </style:style>
    <style:style style:name="P37"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d9398" officeooo:paragraph-rsid="00268818" style:font-name-asian="Calibri-Bold" style:font-size-asian="11pt" style:font-style-asian="normal" style:font-weight-asian="normal" style:font-name-complex="Calibri-Bold" style:font-size-complex="11pt" style:font-style-complex="normal" style:font-weight-complex="normal"/>
    </style:style>
    <style:style style:name="P38" style:family="paragraph" style:parent-style-name="Standard" style:list-style-name="L3">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e4e04" officeooo:paragraph-rsid="00268818" style:font-name-asian="Calibri-Bold" style:font-size-asian="11pt" style:font-style-asian="normal" style:font-weight-asian="normal" style:font-name-complex="Calibri-Bold" style:font-size-complex="11pt" style:font-style-complex="normal" style:font-weight-complex="normal"/>
    </style:style>
    <style:style style:name="P39"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ed186" officeooo:paragraph-rsid="00268818" style:font-name-asian="Calibri-Bold" style:font-size-asian="11pt" style:font-style-asian="normal" style:font-weight-asian="normal" style:font-name-complex="Calibri-Bold" style:font-size-complex="11pt"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9da29" officeooo:paragraph-rsid="0029da29" style:font-name-asian="Calibri-Bold" style:font-size-asian="11pt" style:font-style-asian="normal" style:font-weight-asian="normal" style:font-name-complex="Calibri-Bold" style:font-size-complex="11pt" style:font-style-complex="normal" style:font-weight-complex="normal"/>
    </style:style>
    <style:style style:name="P41" style:family="paragraph" style:parent-style-name="Standard">
      <style:paragraph-properties fo:margin-top="0cm" fo:margin-bottom="0cm" style:contextual-spacing="false" fo:text-align="justify" style:justify-single-word="false" style:text-autospace="none">
        <style:tab-stops>
          <style:tab-stop style:position="2.461cm"/>
        </style:tab-stops>
      </style:paragraph-properties>
      <style:text-properties fo:color="#000000" style:font-name="Calibri" fo:font-size="11pt" fo:font-style="normal" style:text-underline-style="none" fo:font-weight="normal" officeooo:rsid="0029da29" officeooo:paragraph-rsid="0029da29" style:font-name-asian="Calibri-Bold" style:font-size-asian="11pt" style:font-style-asian="normal" style:font-weight-asian="normal" style:font-name-complex="Calibri-Bold" style:font-size-complex="11pt" style:font-style-complex="normal" style:font-weight-complex="normal"/>
    </style:style>
    <style:style style:name="P42" style:family="paragraph" style:parent-style-name="Standard" style:list-style-name="L4">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c543e" officeooo:paragraph-rsid="0029da29" style:font-name-asian="Calibri-Bold" style:font-size-asian="11pt" style:font-style-asian="normal" style:font-weight-asian="normal" style:font-name-complex="Calibri-Bold" style:font-size-complex="11pt" style:font-style-complex="normal" style:font-weight-complex="normal"/>
    </style:style>
    <style:style style:name="P43" style:family="paragraph" style:parent-style-name="Standard" style:list-style-name="L4">
      <style:paragraph-properties fo:margin-top="0cm" fo:margin-bottom="0cm" style:contextual-spacing="false" fo:text-align="justify" style:justify-single-word="false" style:text-autospace="none">
        <style:tab-stops>
          <style:tab-stop style:position="2.461cm"/>
        </style:tab-stops>
      </style:paragraph-properties>
      <style:text-properties fo:color="#000000" style:font-name="Calibri" fo:font-size="11pt" fo:font-style="normal" style:text-underline-style="none" fo:font-weight="normal" officeooo:rsid="002c543e" officeooo:paragraph-rsid="0029da29" style:font-name-asian="Calibri-Bold" style:font-size-asian="11pt" style:font-style-asian="normal" style:font-weight-asian="normal" style:font-name-complex="Calibri-Bold" style:font-size-complex="11pt" style:font-style-complex="normal" style:font-weight-complex="normal"/>
    </style:style>
    <style:style style:name="P44"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77796" officeooo:paragraph-rsid="002c51b3" style:font-name-asian="Calibri-Bold" style:font-size-asian="11pt" style:font-style-asian="normal" style:font-weight-asian="normal" style:font-name-complex="Calibri-Bold" style:font-size-complex="11pt" style:font-style-complex="normal" style:font-weight-complex="normal"/>
    </style:style>
    <style:style style:name="P45"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3d800" officeooo:paragraph-rsid="002c51b3" style:font-name-asian="Calibri-Bold" style:font-size-asian="11pt" style:font-style-asian="normal" style:font-weight-asian="normal" style:font-name-complex="Calibri-Bold" style:font-size-complex="11pt" style:font-style-complex="normal" style:font-weight-complex="normal"/>
    </style:style>
    <style:style style:name="P46"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425ba" officeooo:paragraph-rsid="002c51b3" style:font-name-asian="Calibri-Bold" style:font-size-asian="11pt" style:font-style-asian="normal" style:font-weight-asian="normal" style:font-name-complex="Calibri-Bold" style:font-size-complex="11pt" style:font-style-complex="normal" style:font-weight-complex="normal"/>
    </style:style>
    <style:style style:name="P47" style:family="paragraph" style:parent-style-name="Standard" style:list-style-name="L7">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425ba" officeooo:paragraph-rsid="002c51b3" style:font-name-asian="Calibri-Bold" style:font-size-asian="11pt" style:font-style-asian="normal" style:font-weight-asian="normal" style:font-name-complex="Calibri-Bold" style:font-size-complex="11pt" style:font-style-complex="normal" style:font-weight-complex="normal"/>
    </style:style>
    <style:style style:name="P48"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rsid="002f5688" officeooo:paragraph-rsid="0029da29" style:font-name-asian="Calibri-Bold" style:font-size-asian="10.5pt" style:font-style-asian="normal" style:font-weight-asian="normal" style:font-name-complex="Calibri-Bold" style:font-size-complex="10.5pt" style:font-style-complex="normal" style:font-weight-complex="normal"/>
    </style:style>
    <style:style style:name="P49"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paragraph-rsid="002a623f" style:font-name-asian="Calibri-Bold" style:font-size-asian="10.5pt" style:font-style-asian="normal" style:font-weight-asian="normal" style:font-name-complex="Calibri-Bold" style:font-size-complex="10.5pt" style:font-style-complex="normal" style:font-weight-complex="normal"/>
    </style:style>
    <style:style style:name="P50" style:family="paragraph" style:parent-style-name="Standard" style:list-style-name="L6">
      <style:paragraph-properties fo:margin-top="0cm" fo:margin-bottom="0cm" style:contextual-spacing="false" fo:text-align="justify" style:justify-single-word="false" style:text-autospace="none">
        <style:tab-stops/>
      </style:paragraph-properties>
      <style:text-properties fo:color="#000000" style:font-name="Times New Roman" fo:font-size="11pt" fo:font-weight="normal" style:font-size-asian="11pt" style:font-weight-asian="normal" style:font-size-complex="11pt" style:font-weight-complex="normal"/>
    </style:style>
    <style:style style:name="P51" style:family="paragraph" style:parent-style-name="Standard" style:list-style-name="L3">
      <style:paragraph-properties fo:margin-top="0cm" fo:margin-bottom="0cm" style:contextual-spacing="false" fo:text-align="justify" style:justify-single-word="false">
        <style:tab-stops>
          <style:tab-stop style:position="2.461cm"/>
        </style:tab-stops>
      </style:paragraph-properties>
      <style:text-properties fo:font-size="11pt" officeooo:paragraph-rsid="00268818" style:font-size-asian="11pt" style:font-size-complex="11pt"/>
    </style:style>
    <style:style style:name="P52" style:family="paragraph" style:parent-style-name="Standard" style:list-style-name="L6">
      <style:paragraph-properties fo:margin-top="0cm" fo:margin-bottom="0cm" style:contextual-spacing="false" fo:text-align="justify" style:justify-single-word="false" style:text-autospace="none">
        <style:tab-stops/>
      </style:paragraph-properties>
      <style:text-properties fo:font-size="11pt" fo:font-style="italic" fo:font-weight="bold" officeooo:paragraph-rsid="002c51b3" style:font-size-asian="11pt" style:font-style-asian="italic" style:font-weight-asian="bold" style:font-size-complex="11pt" style:font-style-complex="italic" style:font-weight-complex="bold"/>
    </style:style>
    <style:style style:name="P5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officeooo:paragraph-rsid="002c51b3"/>
    </style:style>
    <style:style style:name="P54" style:family="paragraph" style:parent-style-name="Standard" style:list-style-name="L7">
      <style:paragraph-properties fo:margin-top="0cm" fo:margin-bottom="0cm" style:contextual-spacing="false" fo:text-align="justify" style:justify-single-word="false">
        <style:tab-stops>
          <style:tab-stop style:position="2.461cm"/>
        </style:tab-stops>
      </style:paragraph-properties>
      <style:text-properties officeooo:paragraph-rsid="002c51b3"/>
    </style:style>
    <style:style style:name="P55" style:family="paragraph" style:parent-style-name="Standard" style:list-style-name="L6">
      <style:paragraph-properties fo:margin-left="1.251cm" fo:margin-right="0cm" fo:text-indent="-0.635cm" style:auto-text-indent="false"/>
    </style:style>
    <style:style style:name="P56" style:family="paragraph" style:parent-style-name="Standard" style:list-style-name="L6">
      <style:paragraph-properties fo:margin-left="1.251cm" fo:margin-right="0cm" fo:text-indent="-0.635cm" style:auto-text-indent="false"/>
      <style:text-properties officeooo:paragraph-rsid="002c51b3"/>
    </style:style>
    <style:style style:name="P57" style:family="paragraph" style:parent-style-name="Standard" style:list-style-name="L6">
      <style:paragraph-properties fo:margin-left="1.251cm" fo:margin-right="0cm" fo:margin-top="0cm" fo:margin-bottom="0cm" style:contextual-spacing="false" fo:text-indent="-0.635cm" style:auto-text-indent="false"/>
      <style:text-properties fo:font-style="italic" fo:font-weight="bold" officeooo:paragraph-rsid="002d35ae" style:font-style-asian="italic" style:font-weight-asian="bold" style:font-style-complex="italic" style:font-weight-complex="bold"/>
    </style:style>
    <style:style style:name="P58" style:family="paragraph" style:parent-style-name="Standard" style:list-style-name="L6">
      <style:paragraph-properties fo:margin-left="1.251cm" fo:margin-right="0cm" fo:margin-top="0cm" fo:margin-bottom="0cm" style:contextual-spacing="false" fo:text-indent="-0.635cm" style:auto-text-indent="false"/>
      <style:text-properties fo:font-style="italic" fo:font-weight="bold" officeooo:paragraph-rsid="002d58df" style:font-style-asian="italic" style:font-weight-asian="bold" style:font-style-complex="italic" style:font-weight-complex="bold"/>
    </style:style>
    <style:style style:name="P59" style:family="paragraph" style:parent-style-name="Standard" style:list-style-name="L6">
      <style:paragraph-properties fo:margin-left="1.251cm" fo:margin-right="0cm" fo:margin-top="0cm" fo:margin-bottom="0cm" style:contextual-spacing="false" fo:text-indent="-0.635cm" style:auto-text-indent="false"/>
      <style:text-properties officeooo:paragraph-rsid="002d35ae"/>
    </style:style>
    <style:style style:name="P60" style:family="paragraph" style:parent-style-name="Standard" style:list-style-name="L6">
      <style:paragraph-properties fo:margin-left="1.251cm" fo:margin-right="0cm" fo:margin-top="0cm" fo:margin-bottom="0cm" style:contextual-spacing="false" fo:text-indent="-0.635cm" style:auto-text-indent="false"/>
      <style:text-properties officeooo:paragraph-rsid="002d58df"/>
    </style:style>
    <style:style style:name="P61" style:family="paragraph" style:parent-style-name="Standard">
      <style:paragraph-properties fo:margin-left="1.251cm" fo:margin-right="0cm" fo:margin-top="0cm" fo:margin-bottom="0cm" style:contextual-spacing="false" fo:text-indent="-0.635cm" style:auto-text-indent="false"/>
      <style:text-properties officeooo:paragraph-rsid="002d35ae"/>
    </style:style>
    <style:style style:name="P62" style:family="paragraph" style:parent-style-name="Heading" style:master-page-name="Standard">
      <style:paragraph-properties fo:text-align="center" style:justify-single-word="false" style:page-number="auto" fo:padding="0.049cm" fo:border="0.06pt solid #000000" style:shadow="none"/>
      <style:text-properties fo:font-size="20pt" officeooo:paragraph-rsid="0020002a" style:font-size-asian="20pt" style:font-size-complex="20pt"/>
    </style:style>
    <style:style style:name="P63" style:family="paragraph" style:parent-style-name="Table_20_Contents">
      <style:paragraph-properties fo:text-align="start" style:justify-single-word="false" fo:background-color="transparent">
        <style:background-image/>
      </style:paragraph-properties>
      <style:text-properties style:font-name="Calibri" fo:font-size="10pt" fo:font-weight="bold" style:font-size-asian="10pt" style:font-weight-asian="bold" style:font-size-complex="10pt" style:font-weight-complex="bold"/>
    </style:style>
    <style:style style:name="P64" style:family="paragraph" style:parent-style-name="Table_20_Contents">
      <style:paragraph-properties fo:text-align="start" style:justify-single-word="false" fo:background-color="transparent">
        <style:background-image/>
      </style:paragraph-properties>
      <style:text-properties style:font-name="Calibri" fo:font-size="11pt" fo:font-weight="bold" style:font-size-asian="11pt" style:font-weight-asian="bold" style:font-size-complex="11pt" style:font-weight-complex="bold"/>
    </style:style>
    <style:style style:name="P65"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66" style:family="paragraph" style:parent-style-name="Heading_20_1">
      <style:text-properties officeooo:rsid="00268621" officeooo:paragraph-rsid="00268621"/>
    </style:style>
    <style:style style:name="P67" style:family="paragraph" style:parent-style-name="Heading_20_1">
      <style:text-properties officeooo:rsid="00268818" officeooo:paragraph-rsid="00268818"/>
    </style:style>
    <style:style style:name="P68" style:family="paragraph" style:parent-style-name="Heading_20_1">
      <style:text-properties officeooo:rsid="0029da29" officeooo:paragraph-rsid="0029da29"/>
    </style:style>
    <style:style style:name="P69" style:family="paragraph" style:parent-style-name="Heading_20_1">
      <style:text-properties officeooo:paragraph-rsid="002c51b3"/>
    </style:style>
    <style:style style:name="T1" style:family="text">
      <style:text-properties officeooo:rsid="0029da29"/>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e4e04"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officeooo:rsid="0024cef0"/>
    </style:style>
    <style:style style:name="T7" style:family="text">
      <style:text-properties style:text-position="super 58%" fo:font-size="10pt" style:font-size-asian="10pt" style:font-size-complex="10pt"/>
    </style:style>
    <style:style style:name="T8" style:family="text">
      <style:text-properties fo:font-size="10pt" style:font-size-asian="10pt" style:font-size-complex="10pt"/>
    </style:style>
    <style:style style:name="T9" style:family="text">
      <style:text-properties fo:font-weight="bold" style:font-weight-asian="bold" style:font-weight-complex="bold"/>
    </style:style>
    <style:style style:name="T10" style:family="text">
      <style:text-properties fo:font-weight="bold" officeooo:rsid="0024cef0" style:font-weight-asian="bold" style:font-weight-complex="bold"/>
    </style:style>
    <style:style style:name="T11" style:family="text">
      <style:text-properties officeooo:rsid="001f2022"/>
    </style:style>
    <style:style style:name="T12" style:family="text">
      <style:text-properties officeooo:rsid="0024cef0"/>
    </style:style>
    <style:style style:name="T13" style:family="text">
      <style:text-properties officeooo:rsid="002d5611"/>
    </style:style>
    <style:style style:name="T14" style:family="text">
      <style:text-properties officeooo:rsid="002e3325"/>
    </style:style>
    <style:style style:name="T15" style:family="text">
      <style:text-properties fo:color="#000000" style:font-name="Calibri" fo:font-size="10.5pt" fo:font-style="normal" style:text-underline-style="none" fo:font-weight="normal" officeooo:rsid="002f5688" style:font-name-asian="Calibri-Bold" style:font-size-asian="10.5pt" style:font-style-asian="normal" style:font-weight-asian="normal" style:font-name-complex="Calibri-Bold" style:font-size-complex="10.5pt" style:font-style-complex="normal" style:font-weight-complex="normal"/>
    </style:style>
    <style:style style:name="T16" style:family="text">
      <style:text-properties fo:color="#000000" style:font-name="Calibri" fo:font-size="10.5pt" fo:font-style="normal" style:text-underline-style="none" fo:font-weight="normal" officeooo:rsid="00314bd8" style:font-name-asian="Calibri-Bold" style:font-size-asian="10.5pt" style:font-style-asian="normal" style:font-weight-asian="normal" style:font-name-complex="Calibri-Bold" style:font-size-complex="10.5pt" style:font-style-complex="normal" style:font-weight-complex="normal"/>
    </style:style>
    <style:style style:name="T17" style:family="text">
      <style:text-properties fo:color="#000000" style:font-name="Calibri" fo:font-size="10.5pt" fo:font-style="normal" style:text-underline-style="none" fo:font-weight="normal" officeooo:rsid="003413c8" style:font-name-asian="Calibri-Bold" style:font-size-asian="10.5pt" style:font-style-asian="normal" style:font-weight-asian="normal" style:font-name-complex="Calibri-Bold" style:font-size-complex="10.5pt" style:font-style-complex="normal" style:font-weight-complex="normal"/>
    </style:style>
    <style:style style:name="T18" style:family="text">
      <style:text-properties fo:color="#000000" style:font-name="Calibri" fo:font-size="10.5pt" fo:font-style="normal" style:text-underline-style="none" fo:font-weight="normal" officeooo:rsid="0032de97" style:font-name-asian="Calibri-Bold" style:font-size-asian="10.5pt" style:font-style-asian="normal" style:font-weight-asian="normal" style:font-name-complex="Calibri-Bold" style:font-size-complex="10.5pt" style:font-style-complex="normal" style:font-weight-complex="normal"/>
    </style:style>
    <style:style style:name="T19" style:family="text">
      <style:text-properties fo:color="#000000" style:font-name="Calibri" fo:font-size="11pt" fo:font-style="normal" style:text-underline-style="none" fo:font-weight="normal" officeooo:rsid="0032de97" style:font-name-asian="Calibri-Bold" style:font-size-asian="11pt" style:font-style-asian="normal" style:font-weight-asian="normal" style:font-name-complex="Calibri-Bold" style:font-size-complex="11pt" style:font-style-complex="normal" style:font-weight-complex="normal"/>
    </style:style>
    <style:style style:name="T20" style:family="text">
      <style:text-properties fo:color="#000000" style:font-name="Calibri" fo:font-size="11pt" fo:font-style="normal" style:text-underline-style="none" fo:font-weight="normal" officeooo:rsid="002d8e35" style:font-name-asian="Calibri-Bold" style:font-size-asian="11pt" style:font-style-asian="normal" style:font-weight-asian="normal" style:font-name-complex="Calibri-Bold" style:font-size-complex="11pt" style:font-style-complex="normal" style:font-weight-complex="normal"/>
    </style:style>
    <style:style style:name="T21" style:family="text">
      <style:text-properties fo:color="#000000" style:font-name="Calibri" fo:font-size="11pt" fo:font-style="normal" style:text-underline-style="none" fo:font-weight="normal" officeooo:rsid="002f5688" style:font-name-asian="Calibri-Bold" style:font-size-asian="11pt" style:font-style-asian="normal" style:font-weight-asian="normal" style:font-name-complex="Calibri-Bold" style:font-size-complex="11pt" style:font-style-complex="normal" style:font-weight-complex="normal"/>
    </style:style>
    <style:style style:name="T22" style:family="text">
      <style:text-properties fo:color="#000000" style:font-name="Calibri" fo:font-size="11pt" fo:font-style="normal" style:text-underline-style="none" fo:font-weight="normal" officeooo:rsid="00314bd8" style:font-name-asian="Calibri-Bold" style:font-size-asian="11pt" style:font-style-asian="normal" style:font-weight-asian="normal" style:font-name-complex="Calibri-Bold" style:font-size-complex="11pt" style:font-style-complex="normal" style:font-weight-complex="normal"/>
    </style:style>
    <style:style style:name="T23" style:family="text">
      <style:text-properties fo:color="#000000" style:font-name="Calibri" fo:font-size="11pt" fo:font-style="normal" style:text-underline-style="none" fo:font-weight="normal" officeooo:rsid="00335628" style:font-name-asian="Calibri-Bold" style:font-size-asian="11pt" style:font-style-asian="normal" style:font-weight-asian="normal" style:font-name-complex="Calibri-Bold" style:font-size-complex="11pt" style:font-style-complex="normal" style:font-weight-complex="normal"/>
    </style:style>
    <style:style style:name="T24" style:family="text">
      <style:text-properties fo:color="#000000" style:font-name="Calibri" fo:font-size="11pt" fo:font-style="normal" style:text-underline-style="none" fo:font-weight="normal" officeooo:rsid="003603c7" style:font-name-asian="Calibri-Bold" style:font-size-asian="11pt" style:font-style-asian="normal" style:font-weight-asian="normal" style:font-name-complex="Calibri-Bold" style:font-size-complex="11pt" style:font-style-complex="normal" style:font-weight-complex="normal"/>
    </style:style>
    <style:style style:name="T25" style:family="text">
      <style:text-properties fo:color="#000000" style:font-name="Calibri" fo:font-size="11pt" fo:font-style="normal" style:text-underline-style="none" fo:font-weight="normal" officeooo:rsid="00377796" style:font-name-asian="Calibri-Bold" style:font-size-asian="11pt" style:font-style-asian="normal" style:font-weight-asian="normal" style:font-name-complex="Calibri-Bold" style:font-size-complex="11pt" style:font-style-complex="normal" style:font-weight-complex="normal"/>
    </style:style>
    <style:style style:name="T26" style:family="text">
      <style:text-properties fo:color="#000000" style:font-name="Calibri" fo:font-size="11pt" fo:font-style="normal" style:text-underline-style="none" fo:font-weight="normal" officeooo:rsid="0036a3d6" style:font-name-asian="Calibri-Bold" style:font-size-asian="11pt" style:font-style-asian="normal" style:font-weight-asian="normal" style:font-name-complex="Calibri-Bold" style:font-size-complex="11pt" style:font-style-complex="normal" style:font-weight-complex="normal"/>
    </style:style>
    <style:style style:name="T27" style:family="text">
      <style:text-properties fo:color="#000000" style:font-name="Calibri" fo:font-size="11pt" fo:font-style="normal" style:text-underline-style="none" fo:font-weight="normal" officeooo:rsid="003425ba" style:font-name-asian="Calibri-Bold" style:font-size-asian="11pt" style:font-style-asian="normal" style:font-weight-asian="normal" style:font-name-complex="Calibri-Bold" style:font-size-complex="11pt" style:font-style-complex="normal" style:font-weight-complex="normal"/>
    </style:style>
    <style:style style:name="T28" style:family="text">
      <style:text-properties fo:color="#000000" style:font-name="Calibri" fo:font-style="normal" style:text-underline-style="none" fo:font-weight="normal" officeooo:rsid="002e4e04" style:font-name-asian="Calibri-Bold" style:font-style-asian="normal" style:font-weight-asian="normal" style:font-name-complex="Calibri-Bold" style:font-style-complex="normal" style:font-weight-complex="normal"/>
    </style:style>
    <style:style style:name="T29" style:family="text">
      <style:text-properties fo:color="#000000" style:font-name="Calibri" fo:font-style="normal" style:text-underline-style="none" fo:font-weight="normal" officeooo:rsid="002cb7a7" style:font-name-asian="Calibri-Bold" style:font-style-asian="normal" style:font-weight-asian="normal" style:font-name-complex="Calibri-Bold" style:font-style-complex="normal" style:font-weight-complex="normal"/>
    </style:style>
    <style:style style:name="T30" style:family="text">
      <style:text-properties fo:color="#000000" style:font-name="Calibri" fo:font-style="normal" style:text-underline-style="none" fo:font-weight="normal" officeooo:rsid="002d8e35" style:font-name-asian="Calibri-Bold" style:font-style-asian="normal" style:font-weight-asian="normal" style:font-name-complex="Calibri-Bold" style:font-style-complex="normal" style:font-weight-complex="normal"/>
    </style:style>
    <style:style style:name="T31" style:family="text">
      <style:text-properties fo:color="#000000" style:font-name="Calibri" fo:font-style="normal" style:text-underline-style="none" fo:font-weight="normal" officeooo:rsid="002f5688" style:font-name-asian="Calibri-Bold" style:font-style-asian="normal" style:font-weight-asian="normal" style:font-name-complex="Calibri-Bold" style:font-style-complex="normal" style:font-weight-complex="normal"/>
    </style:style>
    <style:style style:name="T32" style:family="text">
      <style:text-properties officeooo:rsid="00268818"/>
    </style:style>
    <style:style style:name="T33" style:family="text">
      <style:text-properties officeooo:rsid="002e4e04"/>
    </style:style>
    <style:style style:name="T34" style:family="text">
      <style:text-properties officeooo:rsid="0030201d"/>
    </style:style>
    <style:style style:name="T35" style:family="text">
      <style:text-properties officeooo:rsid="002ed186"/>
    </style:style>
    <style:style style:name="T36" style:family="text">
      <style:text-properties officeooo:rsid="00283ef4"/>
    </style:style>
    <style:style style:name="T37" style:family="text">
      <style:text-properties officeooo:rsid="002fce17"/>
    </style:style>
    <style:style style:name="T38" style:family="text">
      <style:text-properties officeooo:rsid="002d8e35"/>
    </style:style>
    <style:style style:name="T39" style:family="text">
      <style:text-properties officeooo:rsid="002f5688"/>
    </style:style>
    <style:style style:name="T40" style:family="text">
      <style:text-properties officeooo:rsid="0033d800"/>
    </style:style>
    <style:style style:name="T41" style:family="text">
      <style:text-properties officeooo:rsid="002c51b3"/>
    </style:style>
    <style:style style:name="T42" style:family="text">
      <style:text-properties officeooo:rsid="003a32dd"/>
    </style:style>
    <style:style style:name="T43" style:family="text">
      <style:text-properties style:font-name="Calibri" fo:font-size="11pt" officeooo:rsid="0036a3d6" style:font-size-asian="11pt" style:font-size-complex="11pt"/>
    </style:style>
    <style:style style:name="T44" style:family="text">
      <style:text-properties style:font-name="Calibri" fo:font-size="11pt" officeooo:rsid="00377796" style:font-size-asian="11pt" style:font-size-complex="11pt"/>
    </style:style>
    <style:style style:name="T45" style:family="text">
      <style:text-properties style:font-name="Calibri" fo:font-size="11pt" fo:font-weight="normal" officeooo:rsid="0036a3d6" style:font-size-asian="11pt" style:font-weight-asian="normal" style:font-size-complex="11pt" style:font-weight-complex="normal"/>
    </style:style>
    <style:style style:name="T46" style:family="text">
      <style:text-properties officeooo:rsid="003425ba"/>
    </style:style>
    <style:style style:name="T47" style:family="text">
      <style:text-properties officeooo:rsid="003486d3"/>
    </style:style>
    <style:style style:name="T48" style:family="text">
      <style:text-properties officeooo:rsid="00351828"/>
    </style:style>
    <style:style style:name="T49" style:family="text">
      <style:text-properties officeooo:rsid="002d35ae"/>
    </style:style>
    <style:style style:name="T50" style:family="text">
      <style:text-properties officeooo:rsid="002d58df"/>
    </style:style>
    <style:style style:name="T51" style:family="text">
      <style:text-properties officeooo:rsid="002ed2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COMPTE-RENDU DU CONSEIL MUNICIPAL DE LA COMMUNE DE MONTREUIL-EN-TOURAINE</text:p>
      <text:p text:style-name="P28"><text:span text:style-name="T9">Séance du </text:span><text:span text:style-name="T10">29 août</text:span><text:span text:style-name="T9"> 2014<text:tab/></text:span><text:tab/><text:tab/><text:tab/><text:tab/>D<text:span text:style-name="T9">ate de la convocation</text:span> :<text:span text:style-name="T4"> </text:span><text:span text:style-name="T6">22 août</text:span><text:span text:style-name="T5"> 2014</text:span></text:p>
      <text:p text:style-name="Standard"><text:span text:style-name="T9">Nombre de conseillers en exercice</text:span> : 15</text:p>
      <text:p text:style-name="Standard"><text:span text:style-name="T9">Nombre de présents</text:span> : 12</text:p>
      <text:p text:style-name="Standard"><text:span text:style-name="T9">Nombre d’exprimés</text:span> : 1<text:span text:style-name="T12">13</text:span></text:p>
      <text:p text:style-name="P26">L’an deux mil quatorze le v<text:span text:style-name="T12">ingt-neuf août</text:span> à dix-<text:span text:style-name="T12">neuf </text:span><text:span text:style-name="T51">heures</text:span>, le Conseil Municipal de cette commune, régulièrement convoqué, s’est réuni au nombre prescrit par la loi, dans le lieu habituel de ses séances, sous la présidence de Monsieur Jean-Luc Padiolleau, Maire.</text:p>
      <text:p text:style-name="P24"><text:span text:style-name="T2">Présents</text:span> : M . Padiolleau Jean-Luc, M. Bigot Patrick, Mme Morlec Chantal, <text:span text:style-name="T12">M. Adumeau Jean Claude, </text:span>M. Derogis Philippe, Mme Cambronne-Bobin Isabelle, Mme Cicutti Mireille, M. Galimant Christian, M. Massue Jean-Emmanuel, Mme Bernier Marie, <text:span text:style-name="T12">Mme Mauchien Shirley, Mme Denis Isabelle</text:span></text:p>
      <text:p text:style-name="P25"><text:span text:style-name="T2">Absents</text:span> :</text:p>
      <text:list xml:id="list3520889961355559678" text:style-name="L1">
        <text:list-item>
          <text:p text:style-name="P32">Mme Roquin Michelle (pouvoir M. Massue Jean-emmanuel)</text:p>
        </text:list-item>
        <text:list-item>
          <text:p text:style-name="P32">M. Gratteau Cédric</text:p>
        </text:list-item>
        <text:list-item>
          <text:p text:style-name="P32">M. Ménard Mathieu</text:p>
        </text:list-item>
      </text:list>
      <text:p text:style-name="P27"/>
      <text:p text:style-name="P24"><text:span text:style-name="T2">Secrétaire de séance</text:span> : <text:span text:style-name="T12">Mme Cambronne-Bobin Isabelle</text:span></text:p>
      <text:p text:style-name="P29">Ordre du jour :</text:p>
      <text:list xml:id="list8281818401031074032" text:style-name="L2">
        <text:list-item>
          <text:list>
            <text:list-item>
              <text:p text:style-name="P34">Décision modificative budget communal</text:p>
            </text:list-item>
            <text:list-item>
              <text:p text:style-name="P35">Décision modificative budget assainissement</text:p>
            </text:list-item>
            <text:list-item>
              <text:p text:style-name="P34">Durée amortissement de travaux et études efféctués en 2013</text:p>
            </text:list-item>
            <text:list-item>
              <text:p text:style-name="P34">Taux abattement taxe locale d'habitation</text:p>
            </text:list-item>
            <text:list-item>
              <text:p text:style-name="P34">Chemins de randonnées à inscrire au PDIPR</text:p>
            </text:list-item>
            <text:list-item>
              <text:p text:style-name="P34">Convention RPI/tableau numérique</text:p>
            </text:list-item>
            <text:list-item>
              <text:p text:style-name="P34">Déplacement du panneau d'entrée d'agglomération</text:p>
            </text:list-item>
            <text:list-item>
              <text:p text:style-name="P34">Modification du règlement du transport scolaire</text:p>
            </text:list-item>
            <text:list-item>
              <text:p text:style-name="P33">Questions diverses </text:p>
            </text:list-item>
          </text:list>
        </text:list-item>
      </text:list>
      <text:p text:style-name="P23"/>
      <text:p text:style-name="P22">Monsieur le Maire propose au conseil municipal l'ajout à l'ordre du jour de <text:span text:style-name="T12">3</text:span> points : </text:p>
      <text:list xml:id="list3282373227271394707" text:style-name="L8">
        <text:list-item>
          <text:p text:style-name="P36">décision modificative au budget assainissement, </text:p>
        </text:list-item>
        <text:list-item>
          <text:p text:style-name="P36">abattement des taux de la <text:s/>taxe locale</text:p>
        </text:list-item>
        <text:list-item>
          <text:p text:style-name="P36">modification du règlement du transport scolaire</text:p>
        </text:list-item>
      </text:list>
      <text:p text:style-name="P21"/>
      <text:p text:style-name="P21">Les conseillers municipaux acceptent la modification de l'ordre du jour.</text:p>
      <text:h text:style-name="P66" text:outline-level="1">Décision modificative n°4 – budget communal</text:h>
      <text:p text:style-name="P2"><text:span text:style-name="T13">Le Maire présente au conseil municipal la décision modificative suivante établie dans le cadre des travaux </text:span><text:span text:style-name="T14">de l'école maternelle</text:span><text:span text:style-name="T13"> </text:span><text:span text:style-name="T14">réalisés</text:span><text:span text:style-name="T13"> en 201</text:span><text:span text:style-name="T14">3</text:span><text:span text:style-name="T13">. Les frais d'étude imputés au compte 2031 doivent être transférés au compte des travaux 2131</text:span><text:span text:style-name="T14">2 </text:span><text:span text:style-name="T13"><text:s/>bâtiment </text:span><text:span text:style-name="T14">scolaire</text:span><text:span text:style-name="T13">. <text:s/>Le Maire explique qu'il s'agit d'une opération d'ordre n'entrainant aucune dépense réelle.</text:span></text:p>
      <text:p text:style-name="P31"><draw:frame draw:style-name="fr1" draw:name="images3" text:anchor-type="paragraph" svg:x="0cm" svg:y="0.201cm" svg:width="16.999cm" svg:height="4.821cm" draw:z-index="0"><draw:image xlink:href="Pictures/20000009000068B100001DB160574578.svm" xlink:type="simple" xlink:show="embed" xlink:actuate="onLoad"/></draw:frame><text:soft-page-break/></text:p>
      <text:p text:style-name="P31">Les conseillers municipaux approuvent à l'unanimité cette décision.</text:p>
      <text:h text:style-name="P66" text:outline-level="1">Décision modificative n°3 – budget assainissement</text:h>
      <text:p text:style-name="P3">Le Maire présente au conseil municipal la décision modificative suivante établie dans le cadre des travaux d'assainissement prévus en 2014. Les frais d'étude concernant le schéma d'assainissement imputés au compte 2031 doivent être transférés au compte des travaux 21311 bâtiment d'exploitation. <text:s/>Le Maire explique qu'il s'agit d'une opération d'ordre n'entrainant aucune dépense réelle.</text:p>
      <text:p text:style-name="P12"><draw:frame draw:style-name="fr1" draw:name="images4" text:anchor-type="paragraph" svg:x="0cm" svg:y="0.196cm" svg:width="16.999cm" svg:height="4.787cm" draw:z-index="1"><draw:image xlink:href="Pictures/200000090000681900001D52A5C7A578.svm" xlink:type="simple" xlink:show="embed" xlink:actuate="onLoad"/></draw:frame></text:p>
      <text:p text:style-name="P37">Les conseillers municipaux approuvent à l'unanimité la décision modificative proposée.</text:p>
      <text:h text:style-name="P67" text:outline-level="1">Durée d'amortissement de travaux et études effectués en 2013</text:h>
      <text:p text:style-name="P4">Le Maire fait part au conseil municipal de l'obligation d'amortir </text:p>
      <text:list xml:id="list7269648682414374641" text:style-name="L3">
        <text:list-item>
          <text:p text:style-name="P51"><text:span text:style-name="T28">sur 10 ans maximum, </text:span><text:span text:style-name="T29">les frais liés à l'élaboration du Plan Local d'Urbanisme inscrits au compte 202 dont le montant s'élève à 27 113,34€. </text:span></text:p>
        </text:list-item>
        <text:list-item>
          <text:p text:style-name="P38">sur 15 ans maximum, le fonds de concours (compte 2041512 d'un montant de 2 933,86€) versé à la CCVA au titre de la sécurisation du bourg </text:p>
        </text:list-item>
      </text:list>
      <text:p text:style-name="P5">Il convient de prévoir au budget 2015 l'amortissement de ces frais.</text:p>
      <text:p text:style-name="P5">Après délibération, le conseil municipal, à l'unanimité  décide :</text:p>
      <text:p text:style-name="P5"/>
      <text:p text:style-name="P6"><text:span text:style-name="T3">Frais d'études du PLU </text:span><text:span text:style-name="T33">: amortissement sur </text:span><text:span text:style-name="T34">10 </text:span><text:span text:style-name="T33">ans et de prévoir les crédits au compte 6811 chapitre 042 en dépense de fonctionnement et à l'article 2802 chapitre 040 en recettes d'investissement</text:span></text:p>
      <text:p text:style-name="P5"/>
      <text:p text:style-name="P6"><text:span text:style-name="T3">Fonds de concours au titre de la sécurisation du bourg</text:span><text:span text:style-name="T33"> : amortissement sur </text:span><text:span text:style-name="T34">15 </text:span><text:span text:style-name="T33">ans et de prévoir les crédits au compte </text:span><text:span text:style-name="T35">6811 chapitre 042 en dépense de fonctionnement et article 2804 en recettes d'investissement.</text:span></text:p>
      <text:p text:style-name="P39"/>
      <text:h text:style-name="P67" text:outline-level="1">Taux d'abattement de la taxe locale d'habitation</text:h>
      <text:p text:style-name="P9">Monsieur le Maire expose au conseil municipal les dispositions de l'article 1411-II-5 du code général des impôts qui permettent de modifier totalement ou partiellement le régime des abattements différents de droit commun. Il rappelle que ces abattements ne concernent que les habitations principales, <text:span text:style-name="T32">ils ne sont </text:span><text:soft-page-break/><text:span text:style-name="T32">appliqués que sur certaines familles. Actuellement la commune applique un abattement de 20 % <text:s/>pour les personnes à charge de famille au delà de 2. Monsieur le Maire propose de réduire ce taux à 15 % permettant ainsi une augmentation des recettes d'environ 7 967€ annuels.</text:span></text:p>
      <text:p text:style-name="P9"><text:span text:style-name="T32">Isabelle Denis fait remarquer que la commune de Montreuil en Touraine est pauvre en prestation de service et ne justifie pas une augmentation de la fiscalité auprès des habitants. </text:span><text:span text:style-name="T36">Monsieur le Maire explique que la baisse du taux d'abattement ne représentera pas une hausse conséquente de l'imposition auprès des Montreuillois.</text:span></text:p>
      <text:p text:style-name="P10"><text:span text:style-name="T36">Philippe Derogis </text:span><text:span text:style-name="T1">précise également que pour pouvoir développer l'offre de services publics à la populations il faut pouvoir la financer.</text:span></text:p>
      <text:p text:style-name="P40">Isabelle Denis regrette que ce point n'ait pas été inscrit à l'ordre du jour alors que le sujet méritait réflexion. Mireille Cicutti propose que l'information soit notifiée dans « Les Brêves », Monsieur le Maire préfère expliqer la décision directement aux personnes intéressées qui prendront rendez-vous. Il est ensuite procéder au vote. La décision est adoptée à 8 voix pour, 3 voix contre et 2 abstentions.</text:p>
      <text:p text:style-name="P11"/>
      <text:p text:style-name="P9">Le conseil municipal charge Monsieur le Maire de notifier cette décision aux services préfecturaux et l'autorise à signer toutes les pièces nécessaires à l'exécution de cette décision.</text:p>
      <text:p text:style-name="P9"/>
      <text:h text:style-name="Heading_20_1" text:outline-level="1">In<text:span text:style-name="T1">scription de chemins ruraux au Plan Départmental des Itinéraires de Promenade et de Randonnées</text:span></text:h>
      <text:p text:style-name="P40">Le conseil général propose à la collectivité d'inscrire certains chemins ruraux au Plan Départemental des Itinéraires de Promenade et de Randonnée dans le cadre de l'ouverture de la Via Sancti Martrini entre le col du Petit-Saint-Bernar et Chinon.</text:p>
      <text:p text:style-name="P7">Le Conseil Municipal après en avoir délibéré accepte <text:span text:style-name="T37">à l'unanimité, </text:span>conformément aux articles 56 et 57 de la loi du 22 juillet 1983 et au code du sport, notamment son article L.311-3, l'inscription au Plan Départemental des Itinéraires de Promenade et de Randonnées (PDIPR) et au Plan Départemental des Itinéraires des chemins suivants :</text:p>
      <text:p text:style-name="P7"/>
      <text:p text:style-name="P7">Parcelles communales ZK207, ZK 204, ZK 209, ZK211, ZK0093, Z<text:span text:style-name="T37">M</text:span>0034, ZM0025, YD0011, YD0018, chemin du paradis (CR4).</text:p>
      <text:p text:style-name="P7"/>
      <text:p text:style-name="P7">S'engage :</text:p>
      <text:list xml:id="list6641832877076152575" text:style-name="L4">
        <text:list-item>
          <text:p text:style-name="P42">à ne pas aliéner (en cas de nécessité absolue le conseil municipal proposera au conseil général un itinéraire public de substitution, de caractéristiques analogues, rétablissant la continuité du parcours)</text:p>
        </text:list-item>
        <text:list-item>
          <text:p text:style-name="P42">à leur conserver leur caractère public et ouvert,</text:p>
        </text:list-item>
        <text:list-item>
          <text:p text:style-name="P42">à accepter le balisage conforme aux normes de l'activité concernée par les itinéraires</text:p>
        </text:list-item>
        <text:list-item>
          <text:p text:style-name="P43">à assurer l'entretien courant de ces mêmes itinéraires.</text:p>
        </text:list-item>
      </text:list>
      <text:p text:style-name="P8"/>
      <text:p text:style-name="P41">Par ailleurs Mme Morlec, Adjointe au Maire, présente un projet d'homologation des chemins de randonnée autour de Montreuil-en-Touraine. Après avoir étudié les parcours proposés, les conseillers municipaux entérinent la proposition et <text:s/>suggèrent qu'un fascicule soit édité à l'issue des travaux.</text:p>
      <text:h text:style-name="P68" text:outline-level="1">Convention RPI/tableau numérique</text:h>
      <text:p text:style-name="P30"><text:span text:style-name="T30">Le Maire explique aux conseillers municipaux que </text:span><text:span text:style-name="T31">dans le cadre du regroupement pédagogique, </text:span><text:span text:style-name="T30">la commune de Neuillé Le Lierre a fait l'acquisition en 2013 d'un 4ème tableau numérique dont la dépense est à la charge de la commune de Montreuil en Touraine selon le principe d'équilibre des dépenses réparties entre les 2 communes.</text:span></text:p>
      <text:p text:style-name="P15"><text:span text:style-name="T19">I</text:span><text:span text:style-name="T20">l convient de rembourser cette année la commune de Neuillé le Lierre qui a engagé les frais </text:span><text:span text:style-name="T21">pour un montant de 4 698,920€</text:span><text:span text:style-name="T20">. </text:span><text:span text:style-name="T19">Le Maire précise </text:span><text:span text:style-name="T22">que les crédits nécessaires ont été inscrit</text:span><text:span text:style-name="T23">s</text:span><text:span text:style-name="T22"> au compte 21831 </text:span><text:span text:style-name="T19">en section d'investissement. </text:span><text:span text:style-name="T15">Le conseil municipal, après délibération approuve à l'unanimité l</text:span><text:span text:style-name="T16">a</text:span><text:span text:style-name="T15"> dépense à engager </text:span><text:span text:style-name="T17">et </text:span><text:span text:style-name="T15">autorise le Maire à signer </text:span><text:span text:style-name="T18">la convention </text:span><text:span text:style-name="T15"><text:s/>s'y rapportant.</text:span></text:p>
      <text:p text:style-name="P48"/>
      <text:p text:style-name="P13"><text:span text:style-name="T41">De plus l</text:span><text:span text:style-name="T40">a commune </text:span><text:span text:style-name="T38">a doté la 3ème classe de maternelle d'un tableau numérique portant ainsi à 5 le nombre de </text:span><text:soft-page-break/><text:span text:style-name="T38">tableaux acquis </text:span><text:span text:style-name="T40">dans le cadre du regroupement pédagogique</text:span><text:span text:style-name="T38">. Il a été convenu </text:span><text:span text:style-name="T40">entre les deux communes Montreuil enTouraine et Neuillé le Lierre </text:span><text:span text:style-name="T39">que les dépenses ser</text:span><text:span text:style-name="T40">ont</text:span><text:span text:style-name="T39"> réparties entre </text:span><text:span text:style-name="T40">elles deux</text:span><text:span text:style-name="T39">. La commune de Montreuil en Touraine ayant supporté la dépense d'un montant de 4 915,90€, </text:span><text:span text:style-name="T40">Neuillé le Lierre s'engage à rembourser la moitié soit : 2 457,95€.</text:span></text:p>
      <text:p text:style-name="P14"/>
      <text:p text:style-name="P14">Après en avoir délibéré le conseil municipal accepte le principe de répartition des frais</text:p>
      <text:p text:style-name="P49"><text:span text:style-name="T39">autorise Monsieur Padiolleau Jean-Luc à signer toutes les pièces s'y référant.</text:span></text:p>
      <text:h text:style-name="P69" text:outline-level="1"><text:span text:style-name="T41">Déplacement du panneau d'entrée d'agglomération</text:span></text:h>
      <text:p text:style-name="P53"><text:span text:style-name="T24">Monsieur le Maire expose au conseil municipal que les travaux </text:span><text:span text:style-name="T25">d'implantation de ralentisseurs </text:span><text:span text:style-name="T24">effectués sur la commune nécessitent le déplacement de deux panneaux d'identification de la commune. </text:span><text:span text:style-name="T26">En effet conformément </text:span><text:span text:style-name="T25">aux dispositions mentionnées au d</text:span><text:span text:style-name="Strong_20_Emphasis"><text:span text:style-name="T43">é</text:span></text:span><text:span text:style-name="Strong_20_Emphasis"><text:span text:style-name="T45">cret</text:span></text:span><text:span text:style-name="Strong_20_Emphasis"><text:span text:style-name="T43"> </text:span></text:span><text:span text:style-name="Strong_20_Emphasis"><text:span text:style-name="T45">n°94-447 du 27 mai 1994 relatif aux caractéristiques et aux conditions de réalisation des ralentisseurs de type dos d'âne ou de type trapézoïdal</text:span></text:span><text:span text:style-name="T43"> </text:span><text:span text:style-name="T44">les ralentisseurs ne peuvent être installés </text:span><text:span text:style-name="T27">à moins d'une distance de 200 mètres des limites d'une agglomération.</text:span></text:p>
      <text:p text:style-name="P44">Il convient, par conséquent de régulariser la situation et de repousser les panneaux situés sur la route départementale 55 en direction d'Autrèche <text:span text:style-name="T42">du PR 4+530 </text:span>au PR 4+580. <text:span text:style-name="T41">Les conseillers approuvent à l'unanimité cette mesure.</text:span></text:p>
      <text:h text:style-name="P69" text:outline-level="1"><text:span text:style-name="T41">Modification du règlement du transport scolaire</text:span></text:h>
      <text:p text:style-name="P45"><text:span text:style-name="T46">Madame Morlec expose au conseil municipal que conformément <text:s/>à la législation en vigueur les cars sont pourvus de ceintures de sécurité à tous le</text:span><text:span text:style-name="T48">s</text:span><text:span text:style-name="T46"> sièges. Les personnes transportées doivent en conséquence s'attacher or le règlement de transport scolaire institué dans le cadre du regroupement pédagogique ne mentionne pas cette obligation.</text:span></text:p>
      <text:p text:style-name="P46">Par ailleurs, dans la mesure où, à la descente du car en fin de journée, les enfants ne respectent pas les règles minimum de sécurité, il apparaît nécessaire de préciser les modalités d'encadrement par le personnel municipal de Montreuil en Touraine jusqu'à ce que les parents soient venus chercher leur (s) enfant(s) <text:span text:style-name="T51">au portail de l'école</text:span>.</text:p>
      <text:p text:style-name="P46"/>
      <text:p text:style-name="P46">Après avoir entendu les modifications apportées dans le règlement du transport scolaire et en avoir débattu, le conseil municipal, <text:span text:style-name="T48">à l'unanimité :</text:span> </text:p>
      <text:list xml:id="list4260548132199494559" text:style-name="L7">
        <text:list-item>
          <text:p text:style-name="P47">approuve le nouveau règlement</text:p>
        </text:list-item>
        <text:list-item>
          <text:p text:style-name="P54"><text:span text:style-name="T27">autorise le Maire à signer toute pièce s'y rapportant.</text:span></text:p>
        </text:list-item>
      </text:list>
      <text:h text:style-name="Heading_20_1" text:outline-level="1">Questions diverses</text:h>
      <text:list xml:id="list6369756923436355898" text:style-name="L6">
        <text:list-item>
          <text:p text:style-name="P52"><text:span text:style-name="T41">TAP</text:span></text:p>
          <text:p text:style-name="P55">Madame Morlec présente aux conseillers municipaux les <text:span text:style-name="T41">thèmes qui seront abordés lors des Temps d'Activités Périscolaires : tout ce qui vole, tout ce qui marche et tout ce qui nage. Les enfants sont répartis en 6 groupes animés par des bénévoles et des ATSEM.</text:span></text:p>
        </text:list-item>
        <text:list-item>
          <text:p text:style-name="P57"><text:span text:style-name="T49">L</text:span><text:span text:style-name="T41">otissement Maignelais </text:span></text:p>
          <text:p text:style-name="P59"><text:span text:style-name="T41">M. Massue présente aux conseillers des photos du lotissement inondé, </text:span><text:span text:style-name="T49">Les buses de 300 devraient être changées par des buses de 500. Le Maire demande à ce que les travaux à charge de la commune soient entrepris sans attendre. Il s'agit également de faire expertiser les dég</text:span><text:span text:style-name="T51">â</text:span><text:span text:style-name="T49">ts et d'entreprendre des démarches auprès du lotisseur.</text:span></text:p>
          <text:p text:style-name="P59"><text:span text:style-name="T49"/></text:p>
        </text:list-item>
        <text:list-item>
          <text:p text:style-name="P57"><text:span text:style-name="T49">Vie associative </text:span></text:p>
          <text:p text:style-name="P59"><text:span text:style-name="T49">Philippe Derogis propose que soit organisé une journée citoyenne en collaboration avec les associations qui permettrait également </text:span><text:span text:style-name="T51">d'</text:span><text:span text:style-name="T49">instaur</text:span><text:span text:style-name="T51">er</text:span><text:span text:style-name="T49"> un échange avec la municipalité autre que financier. Mme Cicutti informe, d'ailleurs, que 2 nouvelles associations viennent d'être créées : Mélomania et Ferdas, la première ayant pour objet l'organisation de concerts classiques et la deuxième l'organisation de spectacles, de marchés d'époque.</text:span></text:p>
        </text:list-item>
        <text:list-item>
          <text:p text:style-name="P58"><text:span text:style-name="T49">Sinistre vestiaire </text:span></text:p>
          <text:p text:style-name="P60"><text:span text:style-name="T49">Patrick Bigot informe que le vestiaire du stade a été, de nouveau, cambriolé. Les fenêtres ont été </text:span><text:soft-page-break/><text:span text:style-name="T49">vandalisées, les portes intérieures fracturées. A la suite de ces méfaits, une caméra de surveillance a été installée, dotée d'une carte Sim, les photos prises lors de détection de mouvement sont aussitôt envoyées sur le portable du Maire.</text:span></text:p>
        </text:list-item>
      </text:list>
      <text:p text:style-name="P61"><text:span text:style-name="T49"/></text:p>
      <text:list xml:id="list30373034" text:continue-numbering="true" text:style-name="L6">
        <text:list-header>
          <text:p text:style-name="P56"><text:span text:style-name="T41"/></text:p>
        </text:list-header>
      </text:list>
      <text:p text:style-name="Standard">Le prochain conseil municipal est fixé au <text:span text:style-name="T50">26 septembre 2014 à 1</text:span><text:span text:style-name="T51">8 </text:span><text:span text:style-name="T50">heures </text:span><text:span text:style-name="T51">30</text:span>.</text:p>
      <text:list xml:id="list30404128" text:continue-numbering="true" text:style-name="L6">
        <text:list-header>
          <text:p text:style-name="P50"/>
        </text:list-header>
      </text:list>
      <text:p text:style-name="Standard">La séance est levée à 21h</text:p>
      <table:table table:name="Tableau1" table:style-name="Tableau1">
        <table:table-column table:style-name="Tableau1.A" table:number-columns-repeated="3"/>
        <table:table-row table:style-name="Tableau1.1">
          <table:table-cell table:style-name="Tableau1.A1" office:value-type="string">
            <text:p text:style-name="P18">Jean-Luc Padiolleau – <text:span text:style-name="T8">Maire</text:span></text:p>
            <text:p text:style-name="P19"/>
            <text:p text:style-name="P19"/>
          </table:table-cell>
          <table:table-cell table:style-name="Tableau1.A1" office:value-type="string">
            <text:p text:style-name="P18">Patrick Bigot – <text:span text:style-name="T8">1</text:span><text:span text:style-name="T7">er</text:span><text:span text:style-name="T8"> Adjoint</text:span></text:p>
          </table:table-cell>
          <table:table-cell table:style-name="Tableau1.C1" office:value-type="string">
            <text:p text:style-name="P18">Chantal Morlec – <text:span text:style-name="T8">2ème Adjoint</text:span></text:p>
          </table:table-cell>
        </table:table-row>
        <table:table-row table:style-name="Tableau1.1">
          <table:table-cell table:style-name="Tableau1.A2" office:value-type="string">
            <text:p text:style-name="P64"><text:span text:style-name="T8">Jean-Claude Adumeau</text:span> – <text:span text:style-name="T8">3ème Adjoint</text:span></text:p>
            <text:p text:style-name="P63"/>
            <text:p text:style-name="P63"/>
          </table:table-cell>
          <table:table-cell table:style-name="Tableau1.B3" office:value-type="string">
            <text:p text:style-name="P18">Philippe Derogis – <text:span text:style-name="T8">4ème Adjoint</text:span></text:p>
          </table:table-cell>
          <table:table-cell table:style-name="Tableau1.C2" office:value-type="string">
            <text:p text:style-name="P17">Marie Bernier</text:p>
          </table:table-cell>
        </table:table-row>
        <table:table-row table:style-name="Tableau1.1">
          <table:table-cell table:style-name="Tableau1.B3" office:value-type="string">
            <text:p text:style-name="P17">Isabelle Cambronne-Bobin</text:p>
            <text:p text:style-name="P17"/>
            <text:p text:style-name="P17"/>
          </table:table-cell>
          <table:table-cell table:style-name="Tableau1.B3" office:value-type="string">
            <text:p text:style-name="P17">Mireille Cicutti</text:p>
          </table:table-cell>
          <table:table-cell table:style-name="Tableau1.C3" office:value-type="string">
            <text:p text:style-name="P20">Isabelle Denis</text:p>
            <text:p text:style-name="P20"/>
          </table:table-cell>
        </table:table-row>
        <table:table-row table:style-name="Tableau1.1">
          <table:table-cell table:style-name="Tableau1.C1" office:value-type="string">
            <text:p text:style-name="P17">Christian Galimant</text:p>
            <text:p text:style-name="P17"/>
            <text:p text:style-name="P17"/>
          </table:table-cell>
          <table:table-cell table:style-name="Tableau1.B4" office:value-type="string">
            <text:p text:style-name="P20">Cédric Gratteau</text:p>
            <text:p text:style-name="P20"/>
            <text:p text:style-name="P20"/>
          </table:table-cell>
          <table:table-cell table:style-name="Tableau1.C1" office:value-type="string">
            <text:p text:style-name="P17">Jean-Emmanuel Massue</text:p>
          </table:table-cell>
        </table:table-row>
        <table:table-row table:style-name="Tableau1.1">
          <table:table-cell table:style-name="Tableau1.C3" office:value-type="string">
            <text:p text:style-name="P16">Shirley Mauchien</text:p>
            <text:p text:style-name="P20"/>
            <text:p text:style-name="P20"/>
            <text:p text:style-name="P20"/>
          </table:table-cell>
          <table:table-cell table:style-name="Tableau1.B5" office:value-type="string">
            <text:p text:style-name="P16"><text:span text:style-name="T11">M</text:span>athieu Ménard</text:p>
          </table:table-cell>
          <table:table-cell table:style-name="Tableau1.C5" office:value-type="string">
            <text:p text:style-name="P16">Michelle Roquin</text:p>
            <text:p text:style-name="P17"/>
            <text:p text:style-name="P17"/>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199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style:contextual-spacing="false"/>
      <style:text-properties style:font-name="Calibri"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MT1" style:family="text">
      <style:text-properties officeooo:rsid="0029da29"/>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nseil municipal du 2<text:span text:style-name="MT1">9 août</text:span> 2014<text:tab/>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4-09-23T10:23:10.43</dc:date>
    <meta:editing-duration>P6DT19H55M30S</meta:editing-duration>
    <meta:editing-cycles>302</meta:editing-cycles>
    <meta:generator>LibreOffice/4.0.0.3$Windows_x86 LibreOffice_project/7545bee9c2a0782548772a21bc84a9dcc583b89</meta:generator>
    <meta:print-date>2014-09-23T10:14:03.69</meta:print-date>
    <meta:document-statistic meta:table-count="1" meta:image-count="2" meta:object-count="0" meta:page-count="5" meta:paragraph-count="102" meta:word-count="1829" meta:character-count="11758" meta:non-whitespace-character-count="10032"/>
    <meta:user-defined meta:name="Info 1"/>
    <meta:user-defined meta:name="Info 2"/>
    <meta:user-defined meta:name="Info 3"/>
    <meta:user-defined meta:name="Info 4"/>
  </office:meta>
</office:document-meta>
</file>